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c3f90" officeooo:paragraph-rsid="001c3f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q3.cpp input_gifts.cpp The_Utility_Gifts.cpp The_Choosy_Girl.cpp The_Generous_Boy.cpp coupl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2</meta:editing-cycles>
    <meta:editing-duration>PT3S</meta:editing-duration>
    <dc:date>2017-04-10T05:21:09.715096426</dc:date>
    <meta:document-statistic meta:table-count="0" meta:image-count="0" meta:object-count="0" meta:page-count="1" meta:paragraph-count="1" meta:word-count="7" meta:character-count="100" meta:non-whitespace-character-count="94"/>
    <meta:user-defined meta:name="Info 1"/>
    <meta:user-defined meta:name="Info 2"/>
    <meta:user-defined meta:name="Info 3"/>
    <meta:user-defined meta:name="Info 4"/>
  </office:meta>
</office:document-meta>
</file>